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6099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total anomalies</text:p>
          </table:table-cell>
          <table:table-cell table:number-columns-repeated="2"/>
          <table:table-cell table:style-name="ce1" table:formula="of:=[.D4]+[.D9]+[.D13]+[.D36]" office:value-type="float" office:value="576" calcext:value-type="float">
            <text:p>576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" office:value-type="string" calcext:value-type="string">
            <text:p>concistency</text:p>
          </table:table-cell>
          <table:table-cell table:style-name="ce2"/>
          <table:table-cell table:style-name="ce4"/>
          <table:table-cell table:style-name="ce2" table:formula="of:=SUM([.D5:.D7])" office:value-type="float" office:value="74" calcext:value-type="float">
            <text:p>74</text:p>
          </table:table-cell>
        </table:table-row>
        <table:table-row table:style-name="ro1">
          <table:table-cell/>
          <table:table-cell table:style-name="ce3" office:value-type="string" calcext:value-type="string">
            <text:p>ELK</text:p>
          </table:table-cell>
          <table:table-cell table:style-name="ce3"/>
          <table:table-cell table:style-name="ce3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Hermit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string" calcext:value-type="string">
            <text:p>Openllet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" office:value-type="string" calcext:value-type="string">
            <text:p>exception</text:p>
          </table:table-cell>
          <table:table-cell table:style-name="ce2"/>
          <table:table-cell table:style-name="ce4"/>
          <table:table-cell table:style-name="ce2" table:formula="of:=SUM([.D10:.D11])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ce3" office:value-type="string" calcext:value-type="string">
            <text:p>Hermit</text:p>
          </table:table-cell>
          <table:table-cell table:style-name="ce3"/>
          <table:table-cell table:style-name="ce3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ce3" office:value-type="string" calcext:value-type="string">
            <text:p>Openllet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" office:value-type="string" calcext:value-type="string">
            <text:p>inference</text:p>
          </table:table-cell>
          <table:table-cell table:style-name="ce2" table:number-columns-repeated="2"/>
          <table:table-cell table:style-name="ce2" table:formula="of:=[.D14]+[.D19]+[.D23]+[.D34]" office:value-type="float" office:value="452" calcext:value-type="float">
            <text:p>452</text:p>
          </table:table-cell>
        </table:table-row>
        <table:table-row table:style-name="ro1">
          <table:table-cell/>
          <table:table-cell table:style-name="ce3" office:value-type="string" calcext:value-type="string">
            <text:p>ELK</text:p>
          </table:table-cell>
          <table:table-cell table:style-name="ce3"/>
          <table:table-cell table:style-name="ce3" table:formula="of:=SUM([.D15:.D17])" office:value-type="float" office:value="61" calcext:value-type="float">
            <text:p>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singSubClas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sintSubObjPro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HermiT</text:p>
          </table:table-cell>
          <table:table-cell table:style-name="ce3"/>
          <table:table-cell table:style-name="ce3" table:formula="of:=SUM([.D20:.D21])"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nConstan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Openllet</text:p>
          </table:table-cell>
          <table:table-cell table:style-name="ce3"/>
          <table:table-cell table:style-name="ce3" table:formula="of:=SUM([.D24:.D32])" office:value-type="float" office:value="346" calcext:value-type="float">
            <text:p>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metricPr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ymmetricProp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ssAsser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PropAssertion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alDataProp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eflexiveObjPro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singBottomPro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singSubProp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other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" office:value-type="string" calcext:value-type="string">
            <text:p>notEL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1:26:30.309559536</meta:creation-date>
    <meta:generator>LibreOffice/7.3.7.2$Linux_X86_64 LibreOffice_project/30$Build-2</meta:generator>
    <dc:date>2024-12-03T11:37:44.878943374</dc:date>
    <meta:editing-duration>PT11M14S</meta:editing-duration>
    <meta:editing-cycles>2</meta:editing-cycles>
    <meta:document-statistic meta:table-count="1" meta:cell-count="56" meta:object-count="0"/>
  </office:meta>
</office:document-meta>
</file>